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bc63" officeooo:paragraph-rsid="0018bc6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bc63" officeooo:paragraph-rsid="001f9066" fo:background-color="transparent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18bc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0e18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2af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515de" officeooo:paragraph-rsid="002515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4798f" officeooo:paragraph-rsid="003479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8bc63" officeooo:paragraph-rsid="0018bc63" fo:background-color="#fff20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1fd9cc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0e189" officeooo:paragraph-rsid="0020e18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6fa25" officeooo:paragraph-rsid="0036fa2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2646bb" style:font-size-asian="20pt" style:font-weight-asian="bold" style:font-size-complex="20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fo:background-color="transparent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fo:background-color="transparent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bold" officeooo:rsid="001f9066" officeooo:paragraph-rsid="001f9066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bold" officeooo:rsid="0020e189" officeooo:paragraph-rsid="0020e189" style:font-size-asian="10.5pt" style:font-weight-asian="bold" style:font-size-complex="12pt" style:font-weight-complex="bold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font-weight="bold" officeooo:rsid="002f91c9" officeooo:paragraph-rsid="0045409f" style:font-size-asian="10.5pt" style:font-weight-asian="bold" style:font-size-complex="12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normal" officeooo:rsid="0018bc63" officeooo:paragraph-rsid="001ac2de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weight="normal" officeooo:rsid="001aa442" officeooo:paragraph-rsid="00442f91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weight="normal" officeooo:rsid="00442f91" officeooo:paragraph-rsid="00442f91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normal" officeooo:rsid="0048c703" officeooo:paragraph-rsid="0048c703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weight="normal" officeooo:rsid="00444e7b" officeooo:paragraph-rsid="00444e7b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weight="normal" officeooo:rsid="004b27b8" officeooo:paragraph-rsid="004b27b8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1fd9cc" officeooo:paragraph-rsid="001fd9cc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weight="normal" officeooo:rsid="0020e189" officeooo:paragraph-rsid="0020e189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fo:font-weight="normal" officeooo:rsid="0022afb0" officeooo:paragraph-rsid="002515de" style:font-size-asian="10.5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normal" officeooo:rsid="002515de" officeooo:paragraph-rsid="002515de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35" style:family="paragraph" style:parent-style-name="Standard" style:list-style-name="L12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fo:font-size="12pt" fo:font-weight="normal" officeooo:rsid="0034798f" officeooo:paragraph-rsid="0045409f" style:font-size-asian="10.5pt" style:font-weight-asian="normal" style:font-size-complex="12pt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43" style:family="paragraph" style:parent-style-name="Standard" style:list-style-name="L11">
      <style:paragraph-properties fo:text-align="start" style:justify-single-word="false"/>
      <style:text-properties fo:font-size="12pt" fo:font-weight="normal" officeooo:rsid="002c66b6" officeooo:paragraph-rsid="002c66b6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officeooo:paragraph-rsid="0048c703"/>
    </style:style>
    <style:style style:name="P45" style:family="paragraph" style:parent-style-name="Standard" style:list-style-name="L4">
      <style:paragraph-properties fo:text-align="start" style:justify-single-word="false"/>
      <style:text-properties officeooo:paragraph-rsid="00383fe2"/>
    </style:style>
    <style:style style:name="P46" style:family="paragraph" style:parent-style-name="Standard" style:list-style-name="L7">
      <style:paragraph-properties fo:text-align="start" style:justify-single-word="false"/>
      <style:text-properties officeooo:paragraph-rsid="002c66b6"/>
    </style:style>
    <style:style style:name="P47" style:family="paragraph" style:parent-style-name="Standard" style:list-style-name="L8">
      <style:paragraph-properties fo:text-align="start" style:justify-single-word="false"/>
      <style:text-properties officeooo:paragraph-rsid="0045409f"/>
    </style:style>
    <style:style style:name="T1" style:family="text">
      <style:text-properties fo:font-size="12pt" fo:font-weight="normal" officeooo:rsid="002767eb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b2566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f91c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3101d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45409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442f91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444e7b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8c703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8fb5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cb7bc" style:font-size-asian="12pt" style:font-weight-asian="normal" style:font-size-complex="12pt" style:font-weight-complex="normal"/>
    </style:style>
    <style:style style:name="T11" style:family="text">
      <style:text-properties fo:font-size="12pt" fo:font-weight="bold" officeooo:rsid="000cb7b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767eb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2c66b6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48c703" style:font-size-asian="10.5pt" style:font-weight-asian="bold" style:font-size-complex="12pt" style:font-weight-complex="bold"/>
    </style:style>
    <style:style style:name="T15" style:family="text">
      <style:text-properties officeooo:rsid="001ac2d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767eb" style:font-weight-asian="normal" style:font-weight-complex="normal"/>
    </style:style>
    <style:style style:name="T18" style:family="text">
      <style:text-properties fo:font-weight="normal" officeooo:rsid="003101da" style:font-weight-asian="normal" style:font-weight-complex="normal"/>
    </style:style>
    <style:style style:name="T19" style:family="text">
      <style:text-properties fo:font-weight="normal" officeooo:rsid="003dc4e5" style:font-weight-asian="normal" style:font-weight-complex="normal"/>
    </style:style>
    <style:style style:name="T20" style:family="text">
      <style:text-properties fo:font-weight="normal" officeooo:rsid="0045409f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515de" style:font-weight-asian="bold" style:font-weight-complex="bold"/>
    </style:style>
    <style:style style:name="T23" style:family="text">
      <style:text-properties fo:font-weight="bold" officeooo:rsid="002646bb" style:font-weight-asian="bold" style:font-weight-complex="bold"/>
    </style:style>
    <style:style style:name="T24" style:family="text">
      <style:text-properties fo:font-weight="bold" officeooo:rsid="002b2566" style:font-weight-asian="bold" style:font-weight-complex="bold"/>
    </style:style>
    <style:style style:name="T25" style:family="text">
      <style:text-properties fo:font-weight="bold" officeooo:rsid="0023fe47" style:font-weight-asian="bold" style:font-weight-complex="bold"/>
    </style:style>
    <style:style style:name="T26" style:family="text">
      <style:text-properties fo:font-weight="bold" officeooo:rsid="00442f91" style:font-weight-asian="bold" style:font-weight-complex="bold"/>
    </style:style>
    <style:style style:name="T27" style:family="text">
      <style:text-properties fo:font-weight="bold" officeooo:rsid="00444e7b" style:font-weight-asian="bold" style:font-weight-complex="bold"/>
    </style:style>
    <style:style style:name="T28" style:family="text">
      <style:text-properties officeooo:rsid="001c317b"/>
    </style:style>
    <style:style style:name="T29" style:family="text">
      <style:text-properties officeooo:rsid="0023fe47"/>
    </style:style>
    <style:style style:name="T30" style:family="text">
      <style:text-properties officeooo:rsid="002515de"/>
    </style:style>
    <style:style style:name="T31" style:family="text">
      <style:text-properties officeooo:rsid="002646bb"/>
    </style:style>
    <style:style style:name="T32" style:family="text">
      <style:text-properties officeooo:rsid="00295069"/>
    </style:style>
    <style:style style:name="T33" style:family="text">
      <style:text-properties officeooo:rsid="002b2566"/>
    </style:style>
    <style:style style:name="T34" style:family="text">
      <style:text-properties officeooo:rsid="002f91c9"/>
    </style:style>
    <style:style style:name="T35" style:family="text">
      <style:text-properties officeooo:rsid="003101da"/>
    </style:style>
    <style:style style:name="T36" style:family="text">
      <style:text-properties officeooo:rsid="0039839d"/>
    </style:style>
    <style:style style:name="T37" style:family="text">
      <style:text-properties officeooo:rsid="003fb5ff"/>
    </style:style>
    <style:style style:name="T38" style:family="text">
      <style:text-properties officeooo:rsid="00416a05"/>
    </style:style>
    <style:style style:name="T39" style:family="text">
      <style:text-properties officeooo:rsid="00442f91"/>
    </style:style>
    <style:style style:name="T40" style:family="text">
      <style:text-properties officeooo:rsid="00444e7b"/>
    </style:style>
    <style:style style:name="T41" style:family="text">
      <style:text-properties officeooo:rsid="0046eeed"/>
    </style:style>
    <style:style style:name="T42" style:family="text">
      <style:text-properties officeooo:rsid="0048c703"/>
    </style:style>
    <style:style style:name="T43" style:family="text">
      <style:text-properties officeooo:rsid="004a136e"/>
    </style:style>
    <style:style style:name="T44" style:family="text">
      <style:text-properties officeooo:rsid="004df36d"/>
    </style:style>
    <style:style style:name="T45" style:family="text">
      <style:text-properties officeooo:rsid="004e73fb"/>
    </style:style>
    <style:style style:name="T46" style:family="text">
      <style:text-properties officeooo:rsid="004f95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6">TO-DO-LIST</text:span> PROGETTO </text:p>
      <text:p text:style-name="P15">– <text:span text:style-name="T31">FASE 1 –</text:span></text:p>
      <text:p text:style-name="P1"/>
      <text:list xml:id="list1755184747" text:style-name="L1">
        <text:list-item>
          <text:p text:style-name="P16">Documentazione: <text:span text:style-name="T16">Solitamente, chi produce un componente produce pure la documentazione correlata a quel componente.</text:span></text:p>
        </text:list-item>
      </text:list>
      <text:p text:style-name="P12"/>
      <text:p text:style-name="P12"/>
      <text:list xml:id="list95618795045706" text:continue-numbering="true" text:style-name="L1">
        <text:list-item>
          <text:p text:style-name="P17">Estrazione dei Dati:</text:p>
          <text:p text:style-name="P17"/>
        </text:list-item>
      </text:list>
      <text:list xml:id="list1734342860" text:style-name="L2">
        <text:list-item>
          <text:p text:style-name="P23">Creare una Classe <text:span text:style-name="T21">“JSON_Saver”</text:span> che <text:span text:style-name="T31">avrà un metodo </text:span><text:span text:style-name="T23">“save” </text:span><text:span text:style-name="T31">che </text:span>estrapola <text:span text:style-name="T39">determinati tipi di</text:span> <text:span text:style-name="T15">candele (volendo anche un solo tipo) di un determinato market </text:span><text:s/><text:span text:style-name="T15">(servendosi della classe Extractor) in un determinato intervallo di tempo (aiutarsi con la classe Time_Stamp_Converter per il timestamp) e le salva in una serie di file .json diversificati per tipo di candela.</text:span></text:p>
        </text:list-item>
      </text:list>
      <text:p text:style-name="P11"/>
      <text:p text:style-name="P11"/>
      <text:list xml:id="list95619609251044" text:continue-list="list95618795045706" text:style-name="L1">
        <text:list-item>
          <text:p text:style-name="P18"><text:span text:style-name="T15">R</text:span>efining dei Dati:</text:p>
          <text:p text:style-name="P18"/>
        </text:list-item>
      </text:list>
      <text:list xml:id="list4117803945" text:style-name="L3">
        <text:list-item>
          <text:p text:style-name="P24">Creare una classe <text:span text:style-name="T21">“Dataset_Maker”</text:span> che <text:span text:style-name="T30">avrà un metodo </text:span><text:span text:style-name="T23">extract </text:span><text:span text:style-name="T39">che prende in input il path di un file json ,che conterrà candele dello stesso tipo, estratte sfruttando la classe </text:span><text:span text:style-name="T26">“JSON_Saver”</text:span><text:span text:style-name="T39">.</text:span></text:p>
          <text:p text:style-name="P24"/>
          <text:p text:style-name="P25">A questo punto, il metodo <text:span text:style-name="T40">(partendo dal json, che poi sarà un dizionario) </text:span>dovrà creare esattamente 1 matrice e 1 Vettore: </text:p>
          <text:p text:style-name="P25"/>
          <text:p text:style-name="P44"><text:span text:style-name="T8">↔</text:span><text:span text:style-name="T14"> </text:span><text:span text:style-name="T8">L</text:span><text:span text:style-name="T6">a Matrice </text:span><text:span text:style-name="T7">è quella </text:span><text:span text:style-name="T6">delle Osservazioni (contenente tutti i </text:span><text:span text:style-name="T7">valori tranne quelli che appartengono al </text:span><text:span text:style-name="T6">Campo ClosePrice) </text:span><text:span text:style-name="T8">a cui è stato sottratto l’ultimo campo. </text:span></text:p>
          <text:p text:style-name="P26">(in sostanza, nella Matrice restano i seguenti campi: </text:p>
          <text:p text:style-name="P26">CloseTime, OpenPrice, HighPrice, LowPrice, Volume).</text:p>
          <text:p text:style-name="P26"/>
          <text:p text:style-name="P44"><text:span text:style-name="T14">↔</text:span><text:span text:style-name="T8"> I</text:span><text:span text:style-name="T6">l Vettore </text:span><text:span text:style-name="T7">è il Vettore </text:span><text:span text:style-name="T6">(Colonna) delle Etichette (Contenente esclusivamente tutti i valori del Campo ClosePrice).</text:span></text:p>
          <text:p text:style-name="P27"/>
          <text:p text:style-name="P27">A questo punto, il compito del metodo <text:span text:style-name="T21">extract</text:span> finisce scrivendo in un file .pkl (<text:span text:style-name="T28">sfruttando il modulo Python “cPickle”</text:span>) la Matrice delle Osservazioni e il Vettore delle <text:span text:style-name="T42">Etichette.</text:span></text:p>
          <text:p text:style-name="P27"/>
          <text:p text:style-name="P28">Nella buona sostanza, con <text:span text:style-name="T21">extract</text:span> abbiamo creato un Dataset.</text:p>
        </text:list-item>
      </text:list>
      <text:p text:style-name="P3"/>
      <text:list xml:id="list95619338306302" text:continue-list="list95619609251044" text:style-name="L1">
        <text:list-header>
          <text:p text:style-name="P19"/>
        </text:list-header>
        <text:list-item>
          <text:p text:style-name="P20">Cleaning dei Dati:</text:p>
          <text:p text:style-name="P29"/>
        </text:list-item>
      </text:list>
      <text:list xml:id="list3136710057" text:style-name="L4">
        <text:list-item>
          <text:p text:style-name="P45"><text:span text:style-name="T10">Creare una classe </text:span><text:span text:style-name="T11">“Cleaner”</text:span><text:span text:style-name="T10"> che ha due metodi: features_scaling (si commenta da solo) e mean_normalization (si commenta da solo)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5619948752674" text:continue-list="list95619338306302" text:style-name="L1">
        <text:list-item>
          <text:p text:style-name="P21"><text:soft-page-break/>Learnig:</text:p>
          <text:p text:style-name="P21"/>
        </text:list-item>
      </text:list>
      <text:p text:style-name="P13"/>
      <text:list xml:id="list3951517234" text:style-name="L5">
        <text:list-item>
          <text:p text:style-name="P30">Creare una classe <text:span text:style-name="T21">“</text:span><text:span text:style-name="T25">Dataset_Splitter</text:span><text:span text:style-name="T21">”</text:span> che <text:span text:style-name="T30">ha un metodo </text:span><text:span text:style-name="T22">“split”</text:span><text:span text:style-name="T30"> che (a partire da un file .pkl di un tipo di candele creato con la classe </text:span><text:span text:style-name="T22">“</text:span><text:span text:style-name="T27">Datase_Maker” </text:span><text:span text:style-name="T45">e da un numero chimato k) </text:span>si occupa ,in prima battuta, di suddividere <text:span text:style-name="T30">il</text:span> Dataset <text:span text:style-name="T30">in </text:span>Training-Set (70 %) <text:s/>e Test-Set (30 %). <text:s/></text:p>
          <text:p text:style-name="P30"/>
          <text:p text:style-name="P30">In seconda battuta, quest<text:span text:style-name="T30">o metodo </text:span>dovrà suddividere il Training-Set in <text:span text:style-name="T45">k</text:span> Porzioni <text:span text:style-name="T30">di uguale dimensione</text:span>.</text:p>
          <text:p text:style-name="P30"/>
          <text:p text:style-name="P31">Infine, quest<text:span text:style-name="T30">o metodo</text:span> dovrà scrivere in <text:span text:style-name="T29">2 file .pkl rispettivamente: le k porzioni del Training-Set e il Test-Set.</text:span></text:p>
          <text:p text:style-name="P31"/>
          <text:p text:style-name="P32">Inoltre, questa classe dovrà avere un metodo <text:span text:style-name="T21">“merge” </text:span>per fondere una serie di porzioni <text:span text:style-name="T44">(escludendone una) </text:span>di un Dataset in un’<text:span text:style-name="T46">unica porzione</text:span>; <text:span text:style-name="T44">inoltre questo metodo restituisce 2 insiemi che contengono rispettivamente tutti gli elementi uniti (più precisamente, è l’unione di k-1 porzioni) e l’unica porzione esclusa.</text:span></text:p>
        </text:list-item>
      </text:list>
      <text:p text:style-name="P6"/>
      <text:list xml:id="list95619767314316" text:continue-numbering="true" text:style-name="L5">
        <text:list-item>
          <text:p text:style-name="P33">Creare una classe <text:span text:style-name="T21">Curve</text:span> che ha metodi che disegnano rispettivamente i seguenti Grafici:</text:p>
          <text:p text:style-name="P33"/>
        </text:list-item>
      </text:list>
      <text:list xml:id="list3785991077" text:style-name="L6">
        <text:list-item>
          <text:p text:style-name="P34">Grafico Ipotesi (2D)</text:p>
        </text:list-item>
        <text:list-item>
          <text:p text:style-name="P34">Grafico Ipotesi (3D)</text:p>
        </text:list-item>
        <text:list-item>
          <text:p text:style-name="P36">Grafico Grado del Polinomio VS Errore (2D)</text:p>
        </text:list-item>
        <text:list-item>
          <text:p text:style-name="P36">Grafico Lambda VS Error (2D) <text:span text:style-name="T27">(IN DUBBIO)</text:span></text:p>
        </text:list-item>
        <text:list-item>
          <text:p text:style-name="P36">Grafico Training-Set-Size VS Error (2D) <text:span text:style-name="T27">(IN DUBBIO)</text:span></text:p>
        </text:list-item>
        <text:list-item>
          <text:p text:style-name="P38">REC Curve <text:span text:style-name="T27">(IN DUBBIO)</text:span></text:p>
        </text:list-item>
      </text:list>
      <text:p text:style-name="P7"/>
      <text:list xml:id="list2930522285" text:style-name="L7">
        <text:list-item>
          <text:p text:style-name="P46"><text:span text:style-name="T1">Creare una classe </text:span><text:span text:style-name="T12">“</text:span><text:span text:style-name="T13">Normal Equations”</text:span><text:span text:style-name="T2"> che ha un metodo </text:span></text:p>
          <text:p text:style-name="P37"><text:span text:style-name="T24">learn (X_Training,Y_Training)</text:span><text:span text:style-name="T33">, che allena un modello usando le Equazioni Normali come Algoritmo di Learning. Il metodo restituisce un oggetto della classe LinearRegression.</text:span></text:p>
        </text:list-item>
      </text:list>
      <text:p text:style-name="P8"/>
      <text:list xml:id="list95620520730079" text:continue-numbering="true" text:style-name="L7">
        <text:list-item>
          <text:p text:style-name="P39">Creare <text:span text:style-name="T34">due classi:</text:span></text:p>
          <text:p text:style-name="P39"/>
        </text:list-item>
      </text:list>
      <text:list xml:id="list965482632" text:style-name="L8">
        <text:list-item>
          <text:p text:style-name="P22">Recorder_Degree, </text:p>
          <text:p text:style-name="P47"><text:span text:style-name="T3">E’ una classe che serve per tracciare il grafico “</text:span><text:span text:style-name="T1">Grado del Polinomio VS Errore”. </text:span></text:p>
          <text:p text:style-name="P47"><text:span text:style-name="T3">Questa classe conterrà </text:span><text:span text:style-name="T4">tre</text:span><text:span text:style-name="T3"> liste: la lista d</text:span><text:span text:style-name="T9">e</text:span><text:span text:style-name="T3">i gradi, la lista degli errori </text:span><text:span text:style-name="T4">di training e la lista degli errori d</text:span><text:span text:style-name="T5">el convalidation-test</text:span><text:span text:style-name="T4">.</text:span></text:p>
          <text:p text:style-name="P22"><text:span text:style-name="T16">Ogni volta che si completa </text:span><text:span text:style-name="T18">una serie di allenamenti dello stesso modello in cui il grado del modello aumenta sempre di più </text:span><text:span text:style-name="T20">fare le seguenti cose</text:span><text:span text:style-name="T18">: <text:s/></text:span></text:p>
          <text:p text:style-name="P22"><text:span text:style-name="T19">alla fine di ogni allenamento si </text:span><text:span text:style-name="T20">inserisce</text:span><text:span text:style-name="T18"> il grado </text:span><text:span text:style-name="T19">del Modello</text:span><text:span text:style-name="T18"> e i valori di J-train e J-cv nelle tre liste (Lista dei Gradi,Lista degli Errori di Training, Lista degli Errori di </text:span><text:span text:style-name="T20">Convalidation-Test</text:span><text:span text:style-name="T18">). </text:span></text:p>
          <text:p text:style-name="P40">Ovviamente questa classe avrà un metodo per restituire queste 3 liste.</text:p>
          <text:p text:style-name="P40"/>
        </text:list-item>
        <text:list-item>
          <text:p text:style-name="P22">Recorder_<text:span text:style-name="T35">Lambda (IN DUBBIO)</text:span>, </text:p>
          <text:p text:style-name="P22"><text:span text:style-name="T16">E’ una classe che serve per tracciare il grafico “</text:span><text:span text:style-name="T18">Lambda</text:span><text:span text:style-name="T17"> VS Errore”. </text:span></text:p>
          <text:p text:style-name="P22"><text:span text:style-name="T16">Questa classe conterrà </text:span><text:span text:style-name="T18">tre</text:span><text:span text:style-name="T16"> liste: la lista </text:span><text:span text:style-name="T18">dei Lambda</text:span><text:span text:style-name="T16">, la lista degli errori </text:span><text:span text:style-name="T18">di training e la lista degli errori di </text:span><text:span text:style-name="T20">convalidation-</text:span><text:span text:style-name="T18">test.</text:span></text:p>
          <text:p text:style-name="P22"><text:span text:style-name="T18">Ogni volta che si completa una serie di allenamenti dello stesso modello in cui il parametro lambda viene sempre cambiato </text:span><text:span text:style-name="T20">fare le seguenti cose</text:span><text:span text:style-name="T18">: <text:s/></text:span></text:p>
          <text:p text:style-name="P22"><text:soft-page-break/><text:span text:style-name="T19">per ogni allenamento completato si </text:span><text:span text:style-name="T18">inseri</text:span><text:span text:style-name="T19">sce</text:span><text:span text:style-name="T18"> il valore di lambda di quell’allenamento e i valori di J-train e J-cv nelle tre liste (Lista dei Lambda,Lista degli Errori di Training, Lista degli Errori di </text:span><text:span text:style-name="T20">Convalidation-</text:span><text:span text:style-name="T18">Test). </text:span></text:p>
          <text:p text:style-name="P40">Ovviamente questa classe avrà un metodo per restituire queste 3 liste.</text:p>
        </text:list-item>
      </text:list>
      <text:p text:style-name="P10"/>
      <text:p text:style-name="P10"/>
      <text:p text:style-name="P14"><text:span text:style-name="T41">6</text:span>.Valutazione dei Risultati: </text:p>
      <text:p text:style-name="P14"/>
      <text:list xml:id="list3347092659" text:style-name="L9">
        <text:list-item>
          <text:p text:style-name="P41">Costruire una classe <text:span text:style-name="T21">“MSE”</text:span>, che ha un metodo che calcola l’MSE sul <text:span text:style-name="T43">Dataset in input sfruttando un Modello, anch’esso passato in input.</text:span></text:p>
        </text:list-item>
      </text:list>
      <text:p text:style-name="P9"/>
      <text:p text:style-name="P9"/>
      <text:p text:style-name="P14"><text:span text:style-name="T41">7</text:span>.Inferenza:</text:p>
      <text:p text:style-name="P14"/>
      <text:list xml:id="list3958068708" text:style-name="L10">
        <text:list-item>
          <text:p text:style-name="P42">Creare un piccolo software ,anche a riga di comando, che prende in input una candela <text:span text:style-name="T40">di 12 h non ancora chiusa</text:span>, e che d<text:span text:style-name="T38">ia</text:span> in output la predizione del prezzo d<text:span text:style-name="T40">i chiusura della Candela, </text:span>sfruttando la classe Model <text:span text:style-name="T37">(opportunamente settata) </text:span>nel caso della Discesa del Gradiente oppure la classe LinearRegression <text:span text:style-name="T37">(opportunamente settata) </text:span>nel caso di Equazioni Normali.</text:p>
        </text:list-item>
      </text:list>
      <text:list xml:id="list736336648" text:style-name="L11">
        <text:list-header>
          <text:p text:style-name="P43"/>
        </text:list-header>
      </text:list>
      <text:list xml:id="list2114785461" text:style-name="L12">
        <text:list-header>
          <text:p text:style-name="P35"/>
        </text:list-header>
      </text:list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7:26:49.943905475</meta:creation-date>
    <dc:date>2019-01-02T09:56:18.385030492</dc:date>
    <meta:editing-duration>PT2H31M2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3" meta:paragraph-count="57" meta:word-count="791" meta:character-count="4883" meta:non-whitespace-character-count="4160"/>
  </office:meta>
</office:document-meta>
</file>